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ac7" officeooo:paragraph-rsid="00038ac7"/>
    </style:style>
    <style:style style:name="T1" style:family="text">
      <style:text-properties officeooo:rsid="000394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ame: Mental Health Awareness</text:p>
      <text:p text:style-name="P1"/>
      <text:p text:style-name="P1">Problem Statement: </text:p>
      <text:p text:style-name="P1">Create awareness about mental health and what comes with it.</text:p>
      <text:p text:style-name="P1">Solutions: </text:p>
      <text:p text:style-name="P1">Create a platform where we can educate people on mental health and why it’s important.</text:p>
      <text:p text:style-name="P1">Clear the misconception about mental illness that it’s fictional an<text:span text:style-name="T1">d</text:span> that the victims are just attention seekers.</text:p>
      <text:p text:style-name="P1">We also wish to offer help to people suffering from mental illness through counseling offered by peers who understand more about mental health and referring them to community resources where they can get professional help.</text:p>
      <text:p text:style-name="P1"/>
      <text:p text:style-name="P1">Future Consideration:</text:p>
      <text:p text:style-name="P1">Working with NGOs that advocate for mental health awareness <text:span text:style-name="T1">so that we can reach out to more people who suffer in silence</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6:04:08.736998997</meta:creation-date>
    <dc:date>2020-07-30T17:31:57.707864116</dc:date>
    <meta:editing-duration>PT1H6M8S</meta:editing-duration>
    <meta:editing-cycles>1</meta:editing-cycles>
    <meta:document-statistic meta:table-count="0" meta:image-count="0" meta:object-count="0" meta:page-count="1" meta:paragraph-count="9" meta:word-count="109" meta:character-count="691" meta:non-whitespace-character-count="588"/>
    <meta:generator>LibreOffice/6.0.7.3$Linux_X86_64 LibreOffice_project/00m0$Build-3</meta:generator>
  </office:meta>
</office:document-meta>
</file>